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6e3aadda208a0334ce7efc2b334667b2" style:family="table-column">
      <style:table-column-properties fo:break-before="auto" style:use-optimal-column-width="false" style:column-width="6cm"/>
    </style:style>
    <style:style style:name="odsStyleTableColumn-8d5541a491ca8138e6bf6c3d6caaf3bf" style:family="table-column">
      <style:table-column-properties fo:break-before="auto" style:use-optimal-column-width="false" style:column-width="5cm"/>
    </style:style>
    <style:style style:name="odsStyleTableColumn-591a2d17bbd1379e2387cc3d850a3b27" style:family="table-column">
      <style:table-column-properties fo:break-before="auto" style:use-optimal-column-width="false" style:column-width="3cm"/>
    </style:style>
    <style:style style:name="odsStyleTableCell-680a6431af3a50672d45c62e0f6ba0d8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4b0997e10af3469dd63a08608f88ca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e8d60ba2e0c81dbcdf87ade26b1cce86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46871489fd88bebcaeabe51b4b2d19a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3249239d9ef4530e8fb24379a4b68c00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6e3aadda208a0334ce7efc2b334667b2" table:default-cell-style-name="Default"/>
        <table:table-column table:style-name="odsStyleTableColumn-8d5541a491ca8138e6bf6c3d6caaf3bf" table:default-cell-style-name="Default"/>
        <table:table-column table:style-name="odsStyleTableColumn-591a2d17bbd1379e2387cc3d850a3b27" table:default-cell-style-name="Default"/>
        <table:table-column table:style-name="odsStyleTableColumn-591a2d17bbd1379e2387cc3d850a3b27" table:default-cell-style-name="Default"/>
        <table:table-column table:style-name="odsStyleTableColumn-591a2d17bbd1379e2387cc3d850a3b27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680a6431af3a50672d45c62e0f6ba0d8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4b0997e10af3469dd63a08608f88ca40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4b0997e10af3469dd63a08608f88ca40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4b0997e10af3469dd63a08608f88ca40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4b0997e10af3469dd63a08608f88ca40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e8d60ba2e0c81dbcdf87ade26b1cce86" office:value-type="string">
            <text:p>PAIS</text:p>
          </table:table-cell>
          <table:table-cell table:style-name="odsStyleTableCell-e8d60ba2e0c81dbcdf87ade26b1cce86" office:value-type="string">
            <text:p>UNIDAD MONETARIA</text:p>
          </table:table-cell>
          <table:table-cell table:style-name="odsStyleTableCell-e8d60ba2e0c81dbcdf87ade26b1cce86" office:value-type="string">
            <text:p>MONEDA</text:p>
          </table:table-cell>
          <table:table-cell table:style-name="odsStyleTableCell-e8d60ba2e0c81dbcdf87ade26b1cce86" office:value-type="string">
            <text:p>TIPO DE CAMBIO EN Bs POR UNIDAD DE MONEDA EXTRANJERA</text:p>
          </table:table-cell>
          <table:table-cell table:style-name="odsStyleTableCell-e8d60ba2e0c81dbcdf87ade26b1cce86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b0997e10af3469dd63a08608f88ca40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e8d60ba2e0c81dbcdf87ade26b1cce86" office:value-type="string">
            <text:p> </text:p>
          </table:table-cell>
          <table:table-cell table:style-name="odsStyleTableCell-e8d60ba2e0c81dbcdf87ade26b1cce86" office:value-type="string">
            <text:p>UNIDAD MONETARIA</text:p>
          </table:table-cell>
          <table:table-cell table:style-name="odsStyleTableCell-e8d60ba2e0c81dbcdf87ade26b1cce86" office:value-type="string">
            <text:p>MONEDA</text:p>
          </table:table-cell>
          <table:table-cell table:style-name="odsStyleTableCell-e8d60ba2e0c81dbcdf87ade26b1cce86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b0997e10af3469dd63a08608f88ca40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e8d60ba2e0c81dbcdf87ade26b1cce86" office:value-type="string">
            <text:p> </text:p>
          </table:table-cell>
        </table:table-row>
        <table:table-row table:style-name="ro1">
          <table:table-cell table:style-name="odsStyleTableCell-46871489fd88bebcaeabe51b4b2d19ac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249239d9ef4530e8fb24379a4b68c00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23</meta:creation-date>
    <meta:generator>ods générator</meta:generator>
    <dc:date>2024-10-15T21:15:23</dc:date>
    <meta:editing-duration>PT1S</meta:editing-duration>
    <meta:editing-cycles>1</meta:editing-cycles>
    <meta:document-statistic meta:table-count="1" meta:cell-count="4" meta:object-count="0"/>
  </office:meta>
</office:document-meta>
</file>